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403" officeooo:paragraph-rsid="000fc403"/>
    </style:style>
    <style:style style:name="P2" style:family="paragraph" style:parent-style-name="Standard">
      <style:paragraph-properties fo:text-align="center" style:justify-single-word="false"/>
      <style:text-properties officeooo:rsid="000fc403" officeooo:paragraph-rsid="000fc403"/>
    </style:style>
    <style:style style:name="P3" style:family="paragraph" style:parent-style-name="Standard">
      <style:paragraph-properties fo:text-align="start" style:justify-single-word="false"/>
      <style:text-properties officeooo:rsid="00116f3e" officeooo:paragraph-rsid="00116f3e"/>
    </style:style>
    <style:style style:name="P4" style:family="paragraph" style:parent-style-name="Standard">
      <style:paragraph-properties fo:text-align="start" style:justify-single-word="false"/>
      <style:text-properties officeooo:rsid="0011d5d9" officeooo:paragraph-rsid="0011d5d9"/>
    </style:style>
    <style:style style:name="P5" style:family="paragraph" style:parent-style-name="Standard">
      <style:paragraph-properties fo:text-align="start" style:justify-single-word="false"/>
      <style:text-properties officeooo:rsid="0012dccc" officeooo:paragraph-rsid="0012dccc"/>
    </style:style>
    <style:style style:name="P6" style:family="paragraph" style:parent-style-name="Standard">
      <style:paragraph-properties fo:text-align="start" style:justify-single-word="false"/>
      <style:text-properties officeooo:rsid="0013361a" officeooo:paragraph-rsid="0013361a"/>
    </style:style>
    <style:style style:name="P7" style:family="paragraph" style:parent-style-name="Standard">
      <style:paragraph-properties fo:text-align="start" style:justify-single-word="false"/>
      <style:text-properties officeooo:rsid="0014e71c" officeooo:paragraph-rsid="0014e71c"/>
    </style:style>
    <style:style style:name="P8" style:family="paragraph" style:parent-style-name="Standard">
      <style:paragraph-properties fo:text-align="start" style:justify-single-word="false"/>
      <style:text-properties officeooo:rsid="00163167" officeooo:paragraph-rsid="00163167"/>
    </style:style>
    <style:style style:name="T1" style:family="text">
      <style:text-properties officeooo:rsid="0011d5d9"/>
    </style:style>
    <style:style style:name="T2" style:family="text">
      <style:text-properties officeooo:rsid="001631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ORAH WANJIKU NJOROGE <text:s text:c="14"/>SCT212-0132/2022</text:p>
      <text:p text:style-name="P2">NETWORK SYSTEMS AND ADMINISTRATION</text:p>
      <text:p text:style-name="P2">ASSIGNMENT 1</text:p>
      <text:p text:style-name="P2"/>
      <text:p text:style-name="P2">SIMILARITIES BETWEEN OSI AND TCP/IP MODELS</text:p>
      <text:p text:style-name="P3">`<text:span text:style-name="T1">Both of them are logical models.</text:span></text:p>
      <text:p text:style-name="P4">Both are arranged layered wise structure also known as Architectural model. They have a stack of protocols arranged in every layer.</text:p>
      <text:p text:style-name="P4">Both provide a framework for creating and implementing networking standards and devices.</text:p>
      <text:p text:style-name="P4">Both define standards for networking.</text:p>
      <text:p text:style-name="P4">Both simplify and divide the network communication process into making their layers.</text:p>
      <text:p text:style-name="P4">In both the manufacturer allows making sets of devices and network components that can coexist with the devices and components that are made with other manufacturers.</text:p>
      <text:p text:style-name="P4">In both a single layer defines a particular functionality and set standards for that functionality.</text:p>
      <text:p text:style-name="P5">Both simplify their trouble shooting process</text:p>
      <text:p text:style-name="P5"/>
      <text:p text:style-name="P6">DIFFERENCES</text:p>
      <text:p text:style-name="P6">The OSI model has 7 protocols, while the TCP/IP Model has 4 layers</text:p>
      <text:p text:style-name="P6">The OSI model is rarely used while the TCP/IP is commoly used<text:span text:style-name="T2">tal</text:span></text:p>
      <text:p text:style-name="P7">The OSI models approach is vertical while TCP/<text:span text:style-name="T2">I</text:span>P <text:span text:style-name="T2">is horizonl</text:span></text:p>
      <text:p text:style-name="P6"/>
      <text:p text:style-name="P8">In OSI model replacement of tools and changes can be done more <text:s/>easily than TCP/IP</text:p>
      <text:p text:style-name="P8">The TCP/IP is more reliable than the OSI MDD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3:01:02.781951396</meta:creation-date>
    <dc:date>2023-10-17T00:57:31.244384580</dc:date>
    <meta:editing-duration>PT6M37S</meta:editing-duration>
    <meta:editing-cycles>1</meta:editing-cycles>
    <meta:document-statistic meta:table-count="0" meta:image-count="0" meta:object-count="0" meta:page-count="1" meta:paragraph-count="18" meta:word-count="179" meta:character-count="1153" meta:non-whitespace-character-count="977"/>
    <meta:generator>LibreOffice/7.3.7.2$Linux_X86_64 LibreOffice_project/30$Build-2</meta:generator>
  </office:meta>
</office:document-meta>
</file>